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2" style:parent-style-name="Absatz-Standardschriftart" style:family="text">
      <style:text-properties fo:font-style="italic" style:font-style-asian="italic" style:font-style-complex="italic"/>
    </style:style>
    <style:style style:name="T3" style:parent-style-name="Absatz-Standardschriftart" style:family="text">
      <style:text-properties fo:font-style="italic" style:font-style-asian="italic" style:font-style-complex="italic"/>
    </style:style>
    <style:style style:name="T4" style:parent-style-name="Absatz-Standardschriftart" style:family="text">
      <style:text-properties fo:font-style="italic" style:font-style-asian="italic" style:font-style-complex="italic"/>
    </style:style>
    <style:style style:name="T5" style:parent-style-name="Absatz-Standardschriftart" style:family="text">
      <style:text-properties fo:font-style="italic" style:font-style-asian="italic" style:font-style-complex="italic"/>
    </style:style>
    <style:style style:name="T6" style:parent-style-name="Absatz-Standardschriftart" style:family="text">
      <style:text-properties fo:font-style="italic" style:font-style-asian="italic" style:font-style-complex="italic"/>
    </style:style>
    <style:style style:name="T7" style:parent-style-name="Absatz-Standardschriftart" style:family="text">
      <style:text-properties fo:font-style="italic" style:font-style-asian="italic" style:font-style-complex="italic"/>
    </style:style>
    <style:style style:name="T8" style:parent-style-name="Absatz-Standardschriftart" style:family="text">
      <style:text-properties fo:font-style="italic" style:font-style-asian="italic" style:font-style-complex="italic"/>
    </style:style>
    <style:style style:name="T9" style:parent-style-name="Absatz-Standardschriftart" style:family="text">
      <style:text-properties fo:font-style="italic" style:font-style-asian="italic" style:font-style-complex="italic"/>
    </style:style>
    <style:style style:name="T10" style:parent-style-name="Absatz-Standardschriftart" style:family="text">
      <style:text-properties fo:font-style="italic" style:font-style-asian="italic" style:font-style-complex="italic"/>
    </style:style>
    <style:style style:name="T11" style:parent-style-name="Absatz-Standardschriftart" style:family="text">
      <style:text-properties fo:font-style="italic" style:font-style-asian="italic" style:font-style-complex="italic"/>
    </style:style>
    <style:style style:name="T12" style:parent-style-name="Absatz-Standardschriftart" style:family="text">
      <style:text-properties fo:font-style="italic" style:font-style-asian="italic" style:font-style-complex="italic"/>
    </style:style>
    <style:style style:name="T13" style:parent-style-name="Absatz-Standardschriftart" style:family="text">
      <style:text-properties fo:font-style="italic" style:font-style-asian="italic" style:font-style-complex="italic"/>
    </style:style>
    <style:style style:name="T14" style:parent-style-name="Absatz-Standardschriftart" style:family="text">
      <style:text-properties fo:font-style="italic" style:font-style-asian="italic" style:font-style-complex="italic"/>
    </style:style>
    <style:style style:name="T15" style:parent-style-name="Absatz-Standardschriftart" style:family="text">
      <style:text-properties fo:font-style="italic" style:font-style-asian="italic" style:font-style-complex="italic"/>
    </style:style>
    <style:style style:name="T16" style:parent-style-name="Absatz-Standardschriftart" style:family="text">
      <style:text-properties fo:font-style="italic" style:font-style-asian="italic" style:font-style-complex="italic"/>
    </style:style>
    <style:style style:name="T17" style:parent-style-name="Absatz-Standardschriftart" style:family="text">
      <style:text-properties fo:font-style="italic" style:font-style-asian="italic" style:font-style-complex="italic"/>
    </style:style>
    <style:style style:name="T18" style:parent-style-name="Absatz-Standardschriftart" style:family="text">
      <style:text-properties fo:font-style="italic" style:font-style-asian="italic" style:font-style-complex="italic"/>
    </style:style>
    <style:style style:name="T19" style:parent-style-name="Absatz-Standardschriftart" style:family="text">
      <style:text-properties fo:font-style="italic" style:font-style-asian="italic" style:font-style-complex="italic"/>
    </style:style>
    <style:style style:name="T20" style:parent-style-name="Absatz-Standardschriftart" style:family="text">
      <style:text-properties fo:font-style="italic" style:font-style-asian="italic" style:font-style-complex="italic"/>
    </style:style>
    <style:style style:name="T21" style:parent-style-name="Absatz-Standardschriftart" style:family="text">
      <style:text-properties fo:font-style="italic" style:font-style-asian="italic" style:font-style-complex="italic"/>
    </style:style>
    <style:style style:name="T22" style:parent-style-name="Absatz-Standardschriftart" style:family="text">
      <style:text-properties fo:font-style="italic" style:font-style-asian="italic" style:font-style-complex="italic"/>
    </style:style>
    <style:style style:name="T23" style:parent-style-name="Absatz-Standardschriftart" style:family="text">
      <style:text-properties fo:font-style="italic" style:font-style-asian="italic" style:font-style-complex="italic"/>
    </style:style>
    <style:style style:name="T24" style:parent-style-name="Absatz-Standardschriftart" style:family="text">
      <style:text-properties fo:font-style="italic" style:font-style-asian="italic" style:font-style-complex="italic"/>
    </style:style>
    <style:style style:name="T25" style:parent-style-name="Absatz-Standardschriftart" style:family="text">
      <style:text-properties fo:font-style="italic" style:font-style-asian="italic" style:font-style-complex="italic"/>
    </style:style>
    <style:style style:name="T26" style:parent-style-name="Absatz-Standardschriftart" style:family="text">
      <style:text-properties fo:font-style="italic" style:font-style-asian="italic" style:font-style-complex="italic"/>
    </style:style>
    <style:style style:name="T27" style:parent-style-name="Absatz-Standardschriftart" style:family="text">
      <style:text-properties fo:font-style="italic" style:font-style-asian="italic" style:font-style-complex="italic"/>
    </style:style>
    <style:style style:name="T28" style:parent-style-name="Absatz-Standardschriftart" style:family="text">
      <style:text-properties fo:font-style="italic" style:font-style-asian="italic" style:font-style-complex="italic"/>
    </style:style>
    <style:style style:name="T29" style:parent-style-name="Absatz-Standardschriftart" style:family="text">
      <style:text-properties fo:font-style="italic" style:font-style-asian="italic" style:font-style-complex="italic"/>
    </style:style>
    <style:style style:name="T30" style:parent-style-name="Absatz-Standardschriftart" style:family="text">
      <style:text-properties fo:font-style="italic" style:font-style-asian="italic" style:font-style-complex="italic"/>
    </style:style>
    <style:style style:name="T31" style:parent-style-name="Absatz-Standardschriftart" style:family="text">
      <style:text-properties fo:font-style="italic" style:font-style-asian="italic" style:font-style-complex="italic"/>
    </style:style>
    <style:style style:name="T32" style:parent-style-name="Absatz-Standardschriftart" style:family="text">
      <style:text-properties fo:font-style="italic" style:font-style-asian="italic" style:font-style-complex="italic"/>
    </style:style>
    <style:style style:name="T33" style:parent-style-name="Absatz-Standardschriftart" style:family="text">
      <style:text-properties fo:font-style="italic" style:font-style-asian="italic" style:font-style-complex="italic"/>
    </style:style>
    <style:style style:name="T34" style:parent-style-name="Absatz-Standardschriftart" style:family="text">
      <style:text-properties fo:font-style="italic" style:font-style-asian="italic" style:font-style-complex="italic"/>
    </style:style>
    <style:style style:name="T35" style:parent-style-name="Absatz-Standardschriftart" style:family="text">
      <style:text-properties fo:font-style="italic" style:font-style-asian="italic" style:font-style-complex="italic"/>
    </style:style>
    <style:style style:name="T36" style:parent-style-name="Absatz-Standardschriftart" style:family="text">
      <style:text-properties fo:font-style="italic" style:font-style-asian="italic" style:font-style-complex="italic"/>
    </style:style>
    <style:style style:name="T37" style:parent-style-name="Absatz-Standardschriftart" style:family="text">
      <style:text-properties fo:font-style="italic" style:font-style-asian="italic" style:font-style-complex="italic"/>
    </style:style>
    <style:style style:name="T38" style:parent-style-name="Absatz-Standardschriftart" style:family="text">
      <style:text-properties fo:font-style="italic" style:font-style-asian="italic" style:font-style-complex="italic"/>
    </style:style>
    <style:style style:name="T39" style:parent-style-name="Absatz-Standardschriftart" style:family="text">
      <style:text-properties fo:font-style="italic" style:font-style-asian="italic" style:font-style-complex="italic"/>
    </style:style>
    <style:style style:name="T40" style:parent-style-name="Absatz-Standardschriftart" style:family="text">
      <style:text-properties fo:font-style="italic" style:font-style-asian="italic" style:font-style-complex="italic"/>
    </style:style>
    <style:style style:name="T41" style:parent-style-name="Absatz-Standardschriftart" style:family="text">
      <style:text-properties fo:font-style="italic" style:font-style-asian="italic" style:font-style-complex="italic"/>
    </style:style>
    <style:style style:name="T42" style:parent-style-name="Absatz-Standardschriftart" style:family="text">
      <style:text-properties fo:font-style="italic" style:font-style-asian="italic" style:font-style-complex="italic"/>
    </style:style>
    <style:style style:name="T43" style:parent-style-name="Absatz-Standardschriftart" style:family="text">
      <style:text-properties fo:font-style="italic" style:font-style-asian="italic" style:font-style-complex="italic"/>
    </style:style>
    <style:style style:name="T44" style:parent-style-name="Absatz-Standardschriftart" style:family="text">
      <style:text-properties fo:font-style="italic" style:font-style-asian="italic" style:font-style-complex="italic"/>
    </style:style>
    <style:style style:name="T45" style:parent-style-name="Absatz-Standardschriftart" style:family="text">
      <style:text-properties fo:font-style="italic" style:font-style-asian="italic" style:font-style-complex="italic"/>
    </style:style>
    <style:style style:name="T46" style:parent-style-name="Absatz-Standardschriftart" style:family="text">
      <style:text-properties fo:font-style="italic" style:font-style-asian="italic" style:font-style-complex="italic"/>
    </style:style>
    <style:style style:name="T47" style:parent-style-name="Absatz-Standardschriftart" style:family="text">
      <style:text-properties fo:font-style="italic" style:font-style-asian="italic" style:font-style-complex="italic"/>
    </style:style>
    <style:style style:name="T48" style:parent-style-name="Absatz-Standardschriftart" style:family="text">
      <style:text-properties fo:font-style="italic" style:font-style-asian="italic" style:font-style-complex="italic"/>
    </style:style>
    <style:style style:name="T49" style:parent-style-name="Absatz-Standardschriftart" style:family="text">
      <style:text-properties fo:font-style="italic" style:font-style-asian="italic" style:font-style-complex="italic"/>
    </style:style>
    <style:style style:name="T50" style:parent-style-name="Absatz-Standardschriftart" style:family="text">
      <style:text-properties fo:font-style="italic" style:font-style-asian="italic" style:font-style-complex="italic"/>
    </style:style>
    <style:style style:name="T51" style:parent-style-name="Absatz-Standardschriftart" style:family="text">
      <style:text-properties fo:font-style="italic" style:font-style-asian="italic" style:font-style-complex="italic"/>
    </style:style>
    <style:style style:name="T52" style:parent-style-name="Absatz-Standardschriftart" style:family="text">
      <style:text-properties fo:font-style="italic" style:font-style-asian="italic" style:font-style-complex="italic"/>
    </style:style>
    <style:style style:name="T53" style:parent-style-name="Absatz-Standardschriftart" style:family="text">
      <style:text-properties fo:font-style="italic" style:font-style-asian="italic" style:font-style-complex="italic"/>
    </style:style>
    <style:style style:name="T54" style:parent-style-name="Absatz-Standardschriftart" style:family="text">
      <style:text-properties fo:font-style="italic" style:font-style-asian="italic" style:font-style-complex="italic"/>
    </style:style>
    <style:style style:name="T55" style:parent-style-name="Absatz-Standardschriftart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Publication bibliography</text:h>
      <text:p text:style-name="CitaviBibliography">Aßfalg, André; Bernstein, Daniel M. (2012): Puzzles produce strangers: A puzzling result for revelation-effect theories. In<text:s/><text:span text:style-name="T2">Journal of Memory and Language<text:s/></text:span>67 (1), pp. 86–92. DOI: 10.1016/j.jml.2011.12.011.</text:p>
      <text:p text:style-name="CitaviBibliography">Badin, Pierre; Boë,<text:s/>Louis-Jean; Sawallis, Thomas R.; Schwartz, Jean-Luc (2014): Keep the lips to free the larynx: Comments on de Boer's articulatory model (2010). In<text:s/><text:span text:style-name="T3">Journal of Phonetics<text:s/></text:span>46, pp. 161–167. DOI: 10.1016/j.wocn.2014.07.002.</text:p>
      <text:p text:style-name="CitaviBibliography">Bailey, K. (2003): Disfluencies affect<text:s/>the parsing of garden-path sentences. In<text:s/><text:span text:style-name="T4">Journal of Memory and Language<text:s/></text:span>49 (2), pp. 183–200. DOI: 10.1016/S0749-596X(03)00027-5.</text:p>
      <text:p text:style-name="CitaviBibliography">Basso, Anna; Caporali, Alessandra (2004): Targeted intervention for multiple language disorders: a case study. In<text:s/><text:span text:style-name="T5">Journal of Ne</text:span><text:span text:style-name="T6">urolinguistics<text:s/></text:span>17 (5), pp. 383–401. DOI: 10.1016/j.jneuroling.2004.01.001.</text:p>
      <text:p text:style-name="CitaviBibliography">Belke, Eva (2013): Long-lasting inhibitory semantic context effects on object naming are necessarily conceptually mediated: Implications for models of lexical-semantic encoding. In<text:s/><text:span text:style-name="T7">Journal of Memory and Language<text:s/></text:span>69 (3), pp. 228–256. DOI: 10.1016/j.jml.2013.05.008.</text:p>
      <text:p text:style-name="CitaviBibliography">Birdsong, David; Molis, Michelle (2001): On the Evidence for Maturational Constraints in Second-Language Acquisition. In<text:s/><text:span text:style-name="T8">Journal of Memory and Language<text:s/></text:span>44 (2), pp. 235–249.<text:s/>DOI: 10.1006/jmla.2000.2750.</text:p>
      <text:p text:style-name="CitaviBibliography">Brand, Muriele; Rey, Arnaud; Peereman, Ronald (2003): Where is the syllable priming effect in visual word recognition? In<text:s/><text:span text:style-name="T9">Journal of Memory and Language<text:s/></text:span>48 (2), pp. 435–443. DOI: 10.1016/S0749-596X(02)00522-3.</text:p>
      <text:p text:style-name="CitaviBibliography">Branigan, Holly<text:s/>P.; Catchpole, Ciara M.; Pickering, Martin J. (2011): What makes dialogues easy to understand? In<text:s/><text:span text:style-name="T10">Language and Cognitive Processes<text:s/></text:span>26 (10), pp. 1667–1686. DOI: 10.1080/01690965.2010.524765.</text:p>
      <text:p text:style-name="CitaviBibliography">Brown-Schmidt, Sarah; Byron, Donna K.; Tanenhaus, Michael K. (2005): Beyond salience: Interpretation of personal and demonstrative pronouns☆. In<text:s/><text:span text:style-name="T11">Journal of Memory and Language<text:s/></text:span>53 (2), pp. 292–313. DOI: 10.1016/j.jml.2005.03.003.</text:p>
      <text:p text:style-name="CitaviBibliography">Campbell, John D.; Katz, Albert N. (2006): On Reversing the Topics and Vehicles of Metaphor.<text:s/>In<text:s/><text:span text:style-name="T12">Metaphor and Symbol<text:s/></text:span>21 (1), pp. 1–22. DOI: 10.1207/s15327868ms2101_1.</text:p>
      <text:p text:style-name="CitaviBibliography">Chang, Claire H.C.; Lin, Tzu-Hui; Kuo, Wen-Jui (2019): Does phonological rule of tone substitution modulate mismatch negativity? In<text:s/><text:span text:style-name="T13">Journal of Neurolinguistics<text:s/></text:span>51, pp. 63–75. DOI: 10.1016/j.jneuroling.2019.01.001.</text:p>
      <text:p text:style-name="CitaviBibliography">Chateau, Dan; Jared, Debra (2003): Spelling–sound consistency effects in disyllabic word naming. In<text:s/><text:span text:style-name="T14">Journal of Memory and Language<text:s/></text:span>48 (2), pp. 255–280. DOI: 10.1016/S0749-596X(02)00521-1.</text:p>
      <text:p text:style-name="CitaviBibliography">Croot, Karen; Lalas, George; Biedermann, Britta; Rastle, Kathleen; Jones, Kelly; Cholin, Joana (2017): Syllable frequency effects in immediate but not delayed syllable naming in English. In<text:s/><text:span text:style-name="T15">Language, Cognition and Neuroscience<text:s/></text:span>32 (9), pp. 1119–1132. DOI: 10.1080/23273798.2017.1284340.</text:p>
      <text:p text:style-name="CitaviBibliography">Dilley,<text:s/>Laura C.; Mattys, Sven L.; Vinke, Louis (2010): Potent prosody: Comparing the effects of distal prosody, proximal prosody, and semantic context on word segmentation☆. In<text:s/><text:span text:style-name="T16">Journal of Memory and Language<text:s/></text:span>63 (3), pp. 274–294. DOI: 10.1016/j.jml.2010.06.003.</text:p>
      <text:p text:style-name="CitaviBibliography">Duñabeitia, Jon Andoni; Kinoshita, Sachiko; Carreiras, Manuel; Norris, Dennis (2011): Is morpho-orthographic decomposition purely orthographic? Evidence from masked priming in the same–different task. In<text:s/><text:span text:style-name="T17">Language and Cognitive Processes<text:s/></text:span>26 (4-6), pp. 509–529. DOI: 10.1080/01690965.2010.499215.</text:p>
      <text:p text:style-name="CitaviBibliography">Dupuis, Amanda; Berent, Iris (2015): Signs are symbols: evidence from the Stroop task. In<text:s/><text:span text:style-name="T18">Language, Cognition and Neuroscience<text:s/></text:span>30 (10), pp. 1339–1344. DOI: 10.1080/23273798.2015.1069363.</text:p>
      <text:p text:style-name="CitaviBibliography">Duyck, W. (2003): Verbal working memory is involved in associative word learning unless visual codes are available. In<text:s/><text:span text:style-name="T19">Journal of Memory and Language<text:s/></text:span>48 (3), pp. 527–541. DOI: 10.1016/S0749-596X(02)00533-8.</text:p>
      <text:p text:style-name="CitaviBibliography">Dwivedi, Veena D.; Gibson, Raechelle M. (2017): An ERP investigation of quantifier scope ambiguous sentences: Evidence for number in events. In<text:s/><text:span text:style-name="T20">Journal of Neurolinguistics<text:s/></text:span>42, pp. 63–82. DOI: 10.1016/j.jneuroling.2016.11.006.</text:p>
      <text:p text:style-name="CitaviBibliography">Feiman, Roman; Mody, Shilpa; Sanborn, Sophia; Carey, Susan (2017): What Do You Mean, No? Toddlers’ Comprehension of Logical “No” and “Not”. In<text:s/><text:span text:style-name="T21">Language learning and development : the official journal of the Society for Language Development<text:s/></text:span>13 (4), pp. 430–450. DOI: 10.1080/15475441.2017.1317253.</text:p>
      <text:p text:style-name="CitaviBibliography">Finley, Jason R.; Sungkhasettee, Victor W.; Roediger, Henry L.; Balota, David A. (2017): Relative contributions of semantic and phonological associates to over-additive false recall in hybrid DRM lists. In<text:s/><text:span text:style-name="T22">Journal of Memory and Language<text:s/></text:span>93, pp. 154–168. DOI: 10.1016/j.jml.2016.07.006.</text:p>
      <text:p text:style-name="CitaviBibliography">Flusberg, Stephen J.; Lauria, Mark; Balko, Samuel; Thibodeau, Paul H. (2020): Effects of Communication Modality and Speaker Identity on Metaphor Framing. In<text:s/><text:span text:style-name="T23">Metaphor and Symbol<text:s/></text:span>35 (2), pp. 136–152. DOI: 10.1080/10926488.2020.1767336.</text:p>
      <text:soft-page-break/>
      <text:p text:style-name="CitaviBibliography">Fraga, Isabel; Padrón, Isabel; Acuña-Fariña, Carlos; Díaz-Lago, Marcos (2017): Processing gender agreement and word emotionality: New electrophysiological and behavioural evidence. In<text:s/><text:span text:style-name="T24">Journal of Neurolinguistics<text:s/></text:span>44, pp. 203–222. DOI: 10.1016/j.jneuroling.2017.06.002.</text:p>
      <text:p text:style-name="CitaviBibliography">Hartsuiker, Robert J.; Corley, Martin; Martensen,<text:s/>Heike (2005): The lexical bias effect is modulated by context, but the standard monitoring account doesn’t fly: Related beply to Baars et al. (1975). In<text:s/><text:span text:style-name="T25">Journal of Memory and Language<text:s/></text:span>52 (1), pp. 58–70. DOI: 10.1016/j.jml.2004.07.006.</text:p>
      <text:p text:style-name="CitaviBibliography">Hernández, Mireia;<text:s/>Martin, Clara D.; Barceló, Francisco; Costa, Albert (2013): Where is the bilingual advantage in task-switching? In<text:s/><text:span text:style-name="T26">Journal of Memory and Language<text:s/></text:span>69 (3), pp. 257–276. DOI: 10.1016/j.jml.2013.06.004.</text:p>
      <text:p text:style-name="CitaviBibliography">Janssen, N. (2003): The selection of closed-class words in noun phrase production: The case of Dutch determiners. In<text:s/><text:span text:style-name="T27">Journal of Memory and Language<text:s/></text:span>48 (3), pp. 635–652. DOI: 10.1016/S0749-596X(02)00531-4.</text:p>
      <text:p text:style-name="CitaviBibliography">La Heij, Wido; Boelens, Harrie; Kuipers, Jan-Rouke (2010): Object interference in children's colour and position naming: Lexical interference or task-set competition? In<text:s/><text:span text:style-name="T28">Language and Cognitive Processes<text:s/></text:span>25 (4), pp. 568–588. DOI: 10.1080/01690960903381174.</text:p>
      <text:p text:style-name="CitaviBibliography">Lipinski, John; Gupta, Prahlad (2005): Does neighborhood density influence repetition latency for nonwords?<text:s/>Separating the effects of density and duration. In<text:s/><text:span text:style-name="T29">Journal of Memory and Language<text:s/></text:span>52 (2), pp. 171–192. DOI: 10.1016/j.jml.2004.10.004.</text:p>
      <text:p text:style-name="CitaviBibliography">Moreton, Elliott (2004): Realization of the English postvocalic [voice] contrast in F1 and F2. In<text:s/><text:span text:style-name="T30">Journal of Phonetics<text:s/></text:span>32<text:s/>(1), pp. 1–33. DOI: 10.1016/S0095-4470(03)00004-4.</text:p>
      <text:p text:style-name="CitaviBibliography">Nenadić, Filip; Tucker, Benjamin V. (2020): Computational modelling of an auditory lexical decision experiment using jTRACE and TISK. In<text:s/><text:span text:style-name="T31">Language, Cognition and Neuroscience<text:s/></text:span>35 (10), pp. 1326–1354. DOI:<text:s/>10.1080/23273798.2020.1764600.</text:p>
      <text:p text:style-name="CitaviBibliography">New, Boris; Nazzi, Thierry (2014): The time course of consonant and vowel processing during word recognition. In<text:s/><text:span text:style-name="T32">Language, Cognition and Neuroscience<text:s/></text:span>29 (2), pp. 147–157. DOI: 10.1080/01690965.2012.735678.</text:p>
      <text:p text:style-name="CitaviBibliography">Nishiyama, Ryoji; Ukita, Jun (2013): Articulation of phonologically similar items disrupts free recall of nonwords. In<text:s/><text:span text:style-name="T33">Journal of Memory and Language<text:s/></text:span>68 (1), pp. 1–9. DOI: 10.1016/j.jml.2012.09.002.</text:p>
      <text:p text:style-name="CitaviBibliography">Nordmeyer, Ann E.; Frank, Michael C. (2018): Early Understanding of Pragmatic Principles in Children’s Judgments of Negative Sentences. In<text:s/><text:span text:style-name="T34">Language learning and development : the official journal of the Society for Language Development<text:s/></text:span>14 (4), pp. 262–278. DOI: 10.1080/15475441.2018.1463850.</text:p>
      <text:p text:style-name="CitaviBibliography">Patson, Nikole D.; Warren, Tessa (2014): Comparing the roles of referents and event structures in parsing preferences. In<text:s/><text:span text:style-name="T35">Language, Cognition and Neuroscience<text:s/></text:span>29 (4), pp. 408–423. DOI: 10.1080/01690965.2013.788197.</text:p>
      <text:p text:style-name="CitaviBibliography">Perea, Manuel; Duñabeitia, Jon Andoni; Carreiras, Manuel (2008): Masked associative/semantic priming effects across languages with highly proficient bilinguals. In<text:s/><text:span text:style-name="T36">Journal of Memory and Language<text:s/></text:span>58 (4), pp. 916–930. DOI: 10.1016/j.jml.2008.01.003.</text:p>
      <text:p text:style-name="CitaviBibliography">Pham, Hien; Baayen, Harald (2015): Vietnamese compounds show an anti-frequency effect in<text:s/>visual lexical decision. In<text:s/><text:span text:style-name="T37">Language, Cognition and Neuroscience<text:s/></text:span>30 (9), pp. 1077–1095. DOI: 10.1080/23273798.2015.1054844.</text:p>
      <text:p text:style-name="CitaviBibliography">Phillips, Natalie A.; Segalowitz, Norman; O'Brien, Irena; Yamasaki, Naomi (2004): Semantic priming in a first and second language:<text:s/>evidence from reaction time variability and event-related brain potentials. In<text:s/><text:span text:style-name="T38">Journal of Neurolinguistics<text:s/></text:span>17 (2-3), pp. 237–262. DOI: 10.1016/S0911-6044(03)00055-1.</text:p>
      <text:p text:style-name="CitaviBibliography">Rawson, Katherine A.; Zamary, Amanda (2019): Why is free recall practice more effective than recognition practice for enhancing memory? Evaluating the relational processing hypothesis. In<text:s/><text:span text:style-name="T39">Journal of Memory and Language<text:s/></text:span>105, pp. 141–152. DOI: 10.1016/j.jml.2019.01.002.</text:p>
      <text:p text:style-name="CitaviBibliography">Reinisch, Eva; Mitterer, Holger (2016): Exposure modality, input variability<text:s/>and the categories of perceptual recalibration. In<text:s/><text:span text:style-name="T40">Journal of Phonetics<text:s/></text:span>55, pp. 96–108. DOI: 10.1016/j.wocn.2015.12.004.</text:p>
      <text:p text:style-name="CitaviBibliography">Saito, Satoru; Miyake, Akira (2004): On the nature of forgetting and the processing–storage relationship in reading span performance. In<text:s/><text:span text:style-name="T41">Journal of Memory and Language<text:s/></text:span>50 (4), pp. 425–443. DOI: 10.1016/j.jml.2003.12.003.</text:p>
      <text:p text:style-name="CitaviBibliography">Shimada, Michihiro; Kanda, Takayuki (2012): What is the appropriate speech rate for a communication robot? In<text:s/><text:span text:style-name="T42">IS<text:s/></text:span>13 (3), pp. 408–435. DOI: 10.1075/is.13.3.05shi.</text:p>
      <text:p text:style-name="CitaviBibliography">Shosted,<text:s/>Ryan K. (2011): An articulatory–aerodynamic approach to stop excrescence. In<text:s/><text:span text:style-name="T43">Journal of Phonetics<text:s/></text:span>39 (4), pp. 660–667. DOI: 10.1016/j.wocn.2011.07.001.</text:p>
      <text:p text:style-name="CitaviBibliography">Šturm, Pavel; Volín, Jan (2016): P-centres in natural disyllabic Czech words in a large-scale speech-metronome synchronization experiment. In<text:s/><text:span text:style-name="T44">Journal of Phonetics<text:s/></text:span>55, pp. 38–52. DOI: 10.1016/j.wocn.2015.11.003.</text:p>
      <text:p text:style-name="CitaviBibliography">Tabor, Whitney; Galantucci, Bruno; Richardson, Daniel (2004): Effects of merely local syntactic coherence on sentence processing. In<text:s/><text:span text:style-name="T45">Journal of Memo</text:span><text:span text:style-name="T46">ry and Language<text:s/></text:span>50 (4), pp. 355–370. DOI: 10.1016/j.jml.2004.01.001.</text:p>
      <text:p text:style-name="CitaviBibliography">Tieu, L.; Yatsushiro, K.; Cremers, A.; Romoli, J.; Sauerland, U.; Chemla, E. (2016): On the Role of Alternatives in the Acquisition of Simple and Complex Disjunctions in French and Japanese. In<text:s/><text:span text:style-name="T47">Journal of Semantics</text:span>, ffw010. DOI: 10.1093/jos/ffw010.</text:p>
      <text:p text:style-name="CitaviBibliography">Tomoschuk, Brendan; Ferreira, Victor S.; Gollan, Tamar H. (2020): Translation distractors facilitate production in single- and mixed-language picture naming. In<text:s/><text:span text:style-name="T48">Language, Cognition and Neuroscie</text:span><text:span text:style-name="T49">nce</text:span>, pp. 1–13. DOI: 10.1080/23273798.2020.1852291.</text:p>
      <text:soft-page-break/>
      <text:p text:style-name="CitaviBibliography">Viebahn, Malte C.; Luce, Paul A. (2020): Where is the disadvantage for reduced pronunciation variants in spoken-word recognition? On the neglected role of the decision stage in the processing of word-form<text:s/>variation. In<text:s/><text:span text:style-name="T50">Language, Cognition and Neuroscience<text:s/></text:span>35 (3), pp. 339–359. DOI: 10.1080/23273798.2019.1659987.</text:p>
      <text:p text:style-name="CitaviBibliography">Vieth, H. E.; McMahon, K. L.; Cunnington, R.; Zubicaray, G. I. de (2015): Interference from object part relations in spoken word production: Behavioural and fMRI evidence. In<text:s/><text:span text:style-name="T51">Journal of Neurolinguistics<text:s/></text:span>36, pp. 56–71. DOI: 10.1016/j.jneuroling.2015.05.002.</text:p>
      <text:p text:style-name="CitaviBibliography">Walker, Esther J.; Bergen, Benjamin K.; Núñez, Rafael (2014): Disentangling Spatial Metaphors for Time Using Non-spatial Responses and Auditory<text:s/>Stimuli. In<text:s/><text:span text:style-name="T52">Metaphor and Symbol<text:s/></text:span>29 (4), pp. 316–327. DOI: 10.1080/10926488.2014.948801.</text:p>
      <text:p text:style-name="CitaviBibliography">Xiang, Ming; Grove, Julian; Giannakidou, Anastasia (2016): Semantic and pragmatic processes in the comprehension of negation: An event related potential study of negative polarity sensitivity. In<text:s/><text:span text:style-name="T53">Journal of Neurolinguistics<text:s/></text:span>38, pp. 71–88. DOI: 10.1016/j.jneuroling.2015.11.001.</text:p>
      <text:p text:style-name="CitaviBibliography">Yamasaki, Brianna L.; Stocco, Andrea; Prat, Chantel S. (2018): Relating individual differences in bilingual language experiences to executive attention. In<text:s/><text:span text:style-name="T54">Language, Cognition and Neuroscience<text:s/></text:span>33 (9), pp. 1128–1151. DOI: 10.1080/23273798.2018.1448092.</text:p>
      <text:p text:style-name="CitaviBibliography">Yan, Ming; Luo, Yingyi; Inhoff, Albrecht W. (2014): Syllable articulation influences foveal and parafoveal processing of words during the silent reading of Chinese sentences. In<text:s/><text:span text:style-name="T55">Journal of Memory and Language<text:s/></text:span>75, pp. 93–103. DOI: 10.1016/j.jml.2014.05.007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Segoe UI" style:font-name-asian="Segoe UI" style:font-name-complex="Segoe U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break-before="page" fo:margin-bottom="0.5in"/>
      <style:text-properties fo:font-weight="bold" style:font-weight-asian="bold" style:font-weight-complex="bold" style:letter-kerning="true" fo:font-size="15pt" style:font-size-asian="15pt" style:font-size-complex="15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5in" fo:margin-bottom="0.3333in"/>
      <style:text-properties fo:font-weight="bold" style:font-weight-asian="bold" style:font-weight-complex="bold" fo:font-size="12pt" style:font-size-asian="12pt" style:font-size-complex="12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3333in"/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3333in" fo:margin-bottom="0in"/>
      <style:text-properties fo:font-style="italic" style:font-style-asian="italic" style:font-style-complex="italic" fo:font-size="10pt" style:font-size-asian="10pt" style:font-size-complex="10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3333in" fo:margin-bottom="0in"/>
      <style:text-properties fo:font-style="italic" style:font-style-asian="italic" style:font-style-complex="italic" fo:font-size="10pt" style:font-size-asian="10pt" style:font-size-complex="10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3333in" fo:margin-bottom="0in"/>
      <style:text-properties fo:font-style="italic" style:font-style-asian="italic" style:font-style-complex="italic" fo:font-size="10pt" style:font-size-asian="10pt" style:font-size-complex="10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3333in" fo:margin-bottom="0in"/>
      <style:text-properties fo:font-style="italic" style:font-style-asian="italic" style:font-style-complex="italic" fo:font-size="10pt" style:font-size-asian="10pt" style:font-size-complex="10pt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3333in" fo:margin-bottom="0in"/>
      <style:text-properties fo:font-style="italic" style:font-style-asian="italic" style:font-style-complex="italic" fo:font-size="10pt" style:font-size-asian="10pt" style:font-size-complex="10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3333in" fo:margin-bottom="0in"/>
      <style:text-properties fo:font-style="italic" style:font-style-asian="italic" style:font-style-complex="italic" fo:font-size="10pt" style:font-size-asian="10pt" style:font-size-complex="10pt" fo:hyphenate="false"/>
    </style:style>
    <style:style style:name="Standard" style:display-name="Standard" style:family="paragraph">
      <style:paragraph-properties fo:margin-bottom="0.0833in"/>
      <style:text-properties fo:hyphenate="false"/>
    </style:style>
    <style:style style:name="Absatz-Standardschriftart" style:display-name="Absatz-Standardschriftart" style:family="text"/>
    <style:style style:name="Untertitel" style:display-name="Untertitel" style:family="paragraph" style:parent-style-name="Standard">
      <style:paragraph-properties fo:keep-with-next="always" fo:keep-together="always" fo:margin-top="0.3333in" fo:margin-bottom="0in"/>
      <style:text-properties fo:color="#15428B" fo:font-size="10pt" style:font-size-asian="10pt" style:font-size-complex="10pt" fo:hyphenate="false"/>
    </style:style>
    <style:style style:name="Titel" style:display-name="Titel" style:family="paragraph" style:parent-style-name="Standard">
      <style:paragraph-properties fo:keep-with-next="always" fo:keep-together="always" fo:margin-top="0.5in" fo:margin-bottom="0.1666in"/>
      <style:text-properties fo:font-weight="bold" style:font-weight-asian="bold" fo:color="#000000" style:letter-kerning="true" fo:font-size="10pt" style:font-size-asian="10pt" style:font-size-complex="10pt" fo:hyphenate="false"/>
    </style:style>
    <style:style style:name="Fußnotentext" style:display-name="Fußnotentext" style:family="paragraph" style:parent-style-name="Standard">
      <style:paragraph-properties fo:margin-bottom="0in" fo:margin-left="0.1576in" fo:text-indent="-0.1576in">
        <style:tab-stops/>
      </style:paragraph-properties>
      <style:text-properties fo:font-size="8pt" style:font-size-asian="8pt" style:font-size-complex="8pt" fo:hyphenate="false"/>
    </style:style>
    <style:style style:name="Verzeichnis1" style:display-name="Verzeichnis 1" style:family="paragraph" style:parent-style-name="Standard" style:next-style-name="Standard" style:auto-update="true">
      <style:paragraph-properties fo:keep-with-next="always" fo:keep-together="always" fo:margin-top="0.5in" fo:margin-left="0.3937in" fo:text-indent="-0.3937in">
        <style:tab-stops/>
      </style:paragraph-properties>
      <style:text-properties fo:font-weight="bold" style:font-weight-asian="bold" style:font-weight-complex="bold"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top="0.0833in" fo:margin-left="0.7875in" fo:text-indent="-0.3937in">
        <style:tab-stops/>
      </style:paragraph-properties>
      <style:text-properties fo:font-style="italic" style:font-style-asian="italic" style:font-style-complex="italic"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left="1.1812in" fo:text-indent="-0.3937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left="0.5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left="0.6666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left="0.8333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left="1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left="1.1666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left="1.3333in">
        <style:tab-stops/>
      </style:paragraph-properties>
      <style:text-properties fo:hyphenate="false"/>
    </style:style>
    <style:style style:name="CitaviBibliography" style:display-name="Citavi Bibliography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ristina</meta:initial-creator>
    <dc:creator>Microsoft-Konto</dc:creator>
    <meta:creation-date>2021-05-18T12:30:00Z</meta:creation-date>
    <dc:date>2021-05-18T12:30:00Z</dc:date>
    <meta:template xlink:href="Normal.dotm" xlink:type="simple"/>
    <meta:editing-cycles>2</meta:editing-cycles>
    <meta:editing-duration>PT0S</meta:editing-duration>
    <meta:document-statistic meta:page-count="3" meta:paragraph-count="23" meta:word-count="1626" meta:character-count="11850" meta:row-count="85" meta:non-whitespace-character-count="10247"/>
  </office:meta>
</office:document-meta>
</file>